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54pt" fo:font-weight="bold" officeooo:rsid="001156fb" officeooo:paragraph-rsid="001156fb" style:font-size-asian="54pt" style:font-weight-asian="bold" style:font-size-complex="54pt" style:font-weight-complex="bold"/>
    </style:style>
    <style:style style:name="P2" style:family="paragraph" style:parent-style-name="Standard">
      <style:text-properties fo:font-size="20pt" fo:font-weight="normal" officeooo:rsid="00125469" officeooo:paragraph-rsid="00125469" style:font-size-asian="20pt" style:font-weight-asian="normal" style:font-size-complex="2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2">Since the beginning of recorded human history one of the main threats to human life and livelihood has been disease. In the early 1900s the Spanish flu killed tens of millions of people due to their inability to control its spread. Despite advances in medical technology in the last century recent epidemics like the Ebola virus and the re-emergence of measles are a constant reminder that we are far from solving the problem. A better understanding of disease spread is crucial for minimizing deaths caused by disease and the best approach to solving this problem currently is computerized sim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22:45:07.571526866</meta:creation-date>
    <dc:date>2015-02-11T13:43:41.230826747</dc:date>
    <meta:editing-duration>PT9M28S</meta:editing-duration>
    <meta:editing-cycles>3</meta:editing-cycles>
    <meta:generator>LibreOffice/4.3.3.2$Linux_X86_64 LibreOffice_project/430m0$Build-2</meta:generator>
    <meta:document-statistic meta:table-count="0" meta:image-count="0" meta:object-count="0" meta:page-count="1" meta:paragraph-count="2" meta:word-count="101" meta:character-count="619" meta:non-whitespace-character-count="520"/>
  </office:meta>
</office:document-meta>
</file>